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nica One" svg:font-family="'Unica One', 'Roboto Slab',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0137" officeooo:paragraph-rsid="00150137"/>
    </style:style>
    <style:style style:name="P2" style:family="paragraph" style:parent-style-name="Standard">
      <style:text-properties style:font-name="Liberation Serif" fo:font-size="12pt" fo:font-weight="normal" style:font-size-asian="12pt" style:font-weight-asian="normal" style:font-size-complex="12pt" style:font-weight-complex="normal"/>
    </style:style>
    <style:style style:name="P3" style:family="paragraph" style:parent-style-name="Standard">
      <style:text-properties style:font-name="Liberation Serif" fo:font-size="12pt" fo:font-weight="normal" officeooo:rsid="0016524a" officeooo:paragraph-rsid="0016524a" style:font-size-asian="12pt" style:font-weight-asian="normal" style:font-size-complex="12pt" style:font-weight-complex="normal"/>
    </style:style>
    <style:style style:name="P4" style:family="paragraph" style:parent-style-name="Standard">
      <style:text-properties style:font-name="Liberation Serif" fo:font-size="12pt" fo:font-weight="normal" officeooo:rsid="0016524a" officeooo:paragraph-rsid="00196f9a" style:font-size-asian="12pt" style:font-weight-asian="normal" style:font-size-complex="12pt" style:font-weight-complex="normal"/>
    </style:style>
    <style:style style:name="P5" style:family="paragraph" style:parent-style-name="Standard">
      <style:text-properties style:font-name="Liberation Serif" fo:font-size="12pt" fo:font-weight="bold" officeooo:rsid="0016524a" officeooo:paragraph-rsid="0016524a" style:font-size-asian="12pt" style:font-weight-asian="bold" style:font-size-complex="12pt" style:font-weight-complex="bold"/>
    </style:style>
    <style:style style:name="P6" style:family="paragraph" style:parent-style-name="Text_20_body">
      <style:text-properties fo:font-variant="normal" fo:text-transform="none" fo:color="#212529" style:font-name="Liberation Serif" fo:font-size="12pt" fo:letter-spacing="normal" fo:font-style="normal" fo:font-weight="normal" officeooo:rsid="001cd9ad" officeooo:paragraph-rsid="001cd9ad" style:font-size-asian="12pt" style:font-weight-asian="normal" style:font-size-complex="12pt" style:font-weight-complex="normal"/>
    </style:style>
    <style:style style:name="P7" style:family="paragraph" style:parent-style-name="Text_20_body">
      <style:text-properties fo:font-variant="normal" fo:text-transform="none" fo:color="#212529" style:font-name="Liberation Serif" fo:font-size="12pt" fo:letter-spacing="normal" fo:font-style="normal" fo:font-weight="normal" officeooo:rsid="001d71e8" officeooo:paragraph-rsid="001d71e8" style:font-size-asian="12pt" style:font-weight-asian="normal" style:font-size-complex="12pt" style:font-weight-complex="normal"/>
    </style:style>
    <style:style style:name="P8" style:family="paragraph" style:parent-style-name="Text_20_body">
      <style:text-properties fo:font-variant="normal" fo:text-transform="none" fo:color="#212529" style:font-name="Liberation Serif" fo:font-size="12pt" fo:letter-spacing="normal" fo:font-style="normal" fo:font-weight="bold" officeooo:rsid="0016524a" officeooo:paragraph-rsid="001d71e8"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letter-spacing="normal" fo:font-style="normal" fo:font-weight="normal" officeooo:rsid="001cd9ad" officeooo:paragraph-rsid="001cd9ad" style:font-weight-asian="normal"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bold" officeooo:rsid="001cd9ad" officeooo:paragraph-rsid="001cd9ad" style:font-size-asian="12pt" style:font-weight-asian="normal" style:font-size-complex="12pt" style:font-weight-complex="normal"/>
    </style:style>
    <style:style style:name="P11" style:family="paragraph" style:parent-style-name="Text_20_body">
      <style:text-properties fo:font-variant="normal" fo:text-transform="none" fo:color="#000000" style:font-name="Liberation Serif" fo:font-size="12pt" fo:letter-spacing="normal" fo:font-style="normal" fo:font-weight="bold" officeooo:rsid="001e2ae6" officeooo:paragraph-rsid="001e2ae6" style:font-size-asian="12pt" style:font-weight-asian="normal" style:font-size-complex="12pt" style:font-weight-complex="normal"/>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1cd9ad" officeooo:paragraph-rsid="001cd9ad" style:font-size-asian="12pt" style:font-weight-asian="normal" style:font-size-complex="12pt" style:font-weight-complex="normal"/>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1e2ae6" officeooo:paragraph-rsid="001e2ae6"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201858" officeooo:paragraph-rsid="00201858" style:font-size-asian="12pt" style:font-weight-asian="normal" style:font-size-complex="12pt" style:font-weight-complex="normal"/>
    </style:style>
    <style:style style:name="P15" style:family="paragraph" style:parent-style-name="Text_20_body">
      <style:text-properties fo:font-variant="normal" fo:text-transform="none" fo:color="#e0a800" style:font-name="Liberation Serif" fo:font-size="12pt" fo:letter-spacing="normal" fo:font-style="normal" fo:font-weight="bold" officeooo:rsid="001cd9ad" officeooo:paragraph-rsid="001cd9ad" style:font-size-asian="12pt" style:font-weight-asian="normal" style:font-size-complex="12pt" style:font-weight-complex="normal"/>
    </style:style>
    <style:style style:name="P16" style:family="paragraph" style:parent-style-name="Text_20_body">
      <style:text-properties style:font-name="Liberation Serif" fo:font-size="12pt" style:font-size-asian="12pt" style:font-size-complex="12pt"/>
    </style:style>
    <style:style style:name="P17" style:family="paragraph" style:parent-style-name="Text_20_body">
      <style:paragraph-properties fo:margin-left="0cm" fo:margin-right="0cm" fo:margin-top="0cm" fo:margin-bottom="0.247cm" loext:contextual-spacing="false" fo:text-align="center" style:justify-single-word="false" fo:orphans="2" fo:widows="2" fo:text-indent="0cm" style:auto-text-indent="false"/>
    </style:style>
    <style:style style:name="P18" style:family="paragraph" style:parent-style-name="Text_20_body">
      <style:paragraph-properties fo:margin-left="0cm" fo:margin-right="0cm" fo:margin-top="0cm" fo:margin-bottom="0.247cm" loext:contextual-spacing="false" fo:text-align="center" style:justify-single-word="false" fo:orphans="2" fo:widows="2" fo:text-indent="0cm" style:auto-text-indent="false"/>
      <style:text-properties officeooo:paragraph-rsid="00150137"/>
    </style:style>
    <style:style style:name="P19" style:family="paragraph" style:parent-style-name="Text_20_body">
      <style:paragraph-properties fo:margin-left="0cm" fo:margin-right="0cm" fo:margin-top="0cm" fo:margin-bottom="0.247cm" loext:contextual-spacing="false" fo:text-align="center" style:justify-single-word="false" fo:orphans="2" fo:widows="2" fo:text-indent="0cm" style:auto-text-indent="false"/>
      <style:text-properties officeooo:paragraph-rsid="0016524a"/>
    </style:style>
    <style:style style:name="P2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6524a"/>
    </style:style>
    <style:style style:name="P21" style:family="paragraph" style:parent-style-name="Heading_20_2">
      <style:text-properties fo:font-variant="normal" fo:text-transform="none" fo:color="#212529" style:font-name="Liberation Serif" fo:font-size="12pt" fo:letter-spacing="normal" fo:font-style="normal" fo:font-weight="bold" officeooo:rsid="0016524a" officeooo:paragraph-rsid="0016524a" style:font-size-asian="12pt" style:font-weight-asian="normal" style:font-size-complex="12pt" style:font-weight-complex="normal"/>
    </style:style>
    <style:style style:name="P22" style:family="paragraph" style:parent-style-name="Heading_20_1">
      <style:paragraph-properties fo:text-align="center" style:justify-single-word="false"/>
      <style:text-properties fo:font-variant="normal" fo:text-transform="none" fo:color="#2d3436" style:font-name="Unica One" fo:letter-spacing="normal" fo:font-style="normal" fo:font-weight="bold" officeooo:paragraph-rsid="00150137"/>
    </style:style>
    <style:style style:name="P23" style:family="paragraph" style:parent-style-name="Heading_20_3">
      <style:text-properties fo:font-variant="normal" fo:text-transform="none" fo:color="#212529" style:font-name="Liberation Serif" fo:font-size="12pt" fo:letter-spacing="normal" fo:font-style="normal" fo:font-weight="bold" officeooo:rsid="0016524a" officeooo:paragraph-rsid="0016524a" style:font-size-asian="12pt" style:font-weight-asian="normal" style:font-size-complex="12pt" style:font-weight-complex="normal"/>
    </style:style>
    <style:style style:name="P24" style:family="paragraph" style:parent-style-name="Heading_20_3">
      <style:text-properties fo:font-variant="normal" fo:text-transform="none" fo:color="#212529" style:font-name="Liberation Serif" fo:font-size="12pt" fo:letter-spacing="normal" fo:font-style="normal" fo:font-weight="bold" officeooo:rsid="0016524a" officeooo:paragraph-rsid="001cd9ad" style:font-size-asian="12pt" style:font-weight-asian="normal" style:font-size-complex="12pt" style:font-weight-complex="normal"/>
    </style:style>
    <style:style style:name="P25" style:family="paragraph" style:parent-style-name="Heading_20_3">
      <style:text-properties fo:font-variant="normal" fo:text-transform="none" fo:color="#212529" style:font-name="Liberation Serif" fo:font-size="12pt" fo:letter-spacing="normal" fo:font-style="normal" fo:font-weight="bold" officeooo:rsid="0016524a" officeooo:paragraph-rsid="001d71e8" style:font-size-asian="12pt" style:font-weight-asian="normal" style:font-size-complex="12pt" style:font-weight-complex="normal"/>
    </style:style>
    <style:style style:name="P26" style:family="paragraph" style:parent-style-name="Text_20_body" style:list-style-name="L1">
      <style:paragraph-properties fo:margin-top="0cm" fo:margin-bottom="0.247cm" loext:contextual-spacing="false" fo:text-align="start" style:justify-single-word="false" fo:orphans="2" fo:widows="2"/>
    </style:style>
    <style:style style:name="P27" style:family="paragraph" style:parent-style-name="Text_20_body" style:list-style-name="L1">
      <style:paragraph-properties fo:margin-top="0cm" fo:margin-bottom="0.247cm" loext:contextual-spacing="false" fo:text-align="start" style:justify-single-word="false" fo:orphans="2" fo:widows="2"/>
      <style:text-properties officeooo:paragraph-rsid="001ac2e3"/>
    </style:style>
    <style:style style:name="P28" style:family="paragraph" style:parent-style-name="Text_20_body" style:list-style-name="L1">
      <style:paragraph-properties fo:margin-top="0cm" fo:margin-bottom="0.247cm" loext:contextual-spacing="false" fo:text-align="start" style:justify-single-word="false" fo:orphans="2" fo:widows="2"/>
      <style:text-properties officeooo:paragraph-rsid="001c127e"/>
    </style:style>
    <style:style style:name="P29" style:family="paragraph" style:parent-style-name="Text_20_body" style:list-style-name="L1">
      <style:paragraph-properties fo:margin-top="0cm" fo:margin-bottom="0.247cm" loext:contextual-spacing="false" fo:text-align="start" style:justify-single-word="false" fo:orphans="2" fo:widows="2"/>
      <style:text-properties officeooo:paragraph-rsid="001c8d2e"/>
    </style:style>
    <style:style style:name="P30" style:family="paragraph" style:parent-style-name="Text_20_body" style:list-style-name="L1">
      <style:paragraph-properties fo:margin-top="0cm" fo:margin-bottom="0cm" loext:contextual-spacing="false" fo:text-align="start" style:justify-single-word="false" fo:orphans="2" fo:widows="2"/>
    </style:style>
    <style:style style:name="P31" style:family="paragraph" style:parent-style-name="Text_20_body" style:list-style-name="L1">
      <style:paragraph-properties fo:margin-top="0cm" fo:margin-bottom="0cm" loext:contextual-spacing="false" fo:text-align="start" style:justify-single-word="false" fo:orphans="2" fo:widows="2"/>
      <style:text-properties officeooo:paragraph-rsid="001c127e"/>
    </style:style>
    <style:style style:name="T1" style:family="text">
      <style:text-properties fo:font-variant="normal" fo:text-transform="none" fo:color="#b18528" style:font-name="Unica One" fo:font-size="12.25pt" fo:letter-spacing="normal" fo:font-style="normal" fo:font-weight="bold"/>
    </style:style>
    <style:style style:name="T2" style:family="text">
      <style:text-properties fo:font-variant="normal" fo:text-transform="none" fo:color="#b18528" style:font-name="Unica One" fo:font-size="12.25pt" fo:letter-spacing="normal" fo:font-style="normal" fo:font-weight="bold" officeooo:rsid="00150137"/>
    </style:style>
    <style:style style:name="T3" style:family="text">
      <style:text-properties fo:font-variant="normal" fo:text-transform="none" fo:color="#b18528" style:font-name="Unica One" fo:font-size="12.25pt" fo:letter-spacing="normal" fo:font-style="normal" fo:font-weight="bold" officeooo:rsid="002398ce"/>
    </style:style>
    <style:style style:name="T4" style:family="text">
      <style:text-properties fo:font-variant="normal" fo:text-transform="none" fo:color="#212529" style:font-name="Unica One" fo:font-size="12.25pt" fo:letter-spacing="normal" fo:font-style="normal" fo:font-weight="bold"/>
    </style:style>
    <style:style style:name="T5" style:family="text">
      <style:text-properties fo:font-variant="normal" fo:text-transform="none" fo:color="#212529" style:font-name="Unica One" fo:font-size="12.25pt" fo:letter-spacing="normal" fo:font-style="normal" fo:font-weight="bold" officeooo:rsid="00150137"/>
    </style:style>
    <style:style style:name="T6" style:family="text">
      <style:text-properties fo:font-variant="normal" fo:text-transform="none" fo:color="#212529" style:font-name="Unica One" fo:font-size="12.25pt" fo:letter-spacing="normal" fo:font-style="normal" fo:font-weight="bold" officeooo:rsid="002398ce"/>
    </style:style>
    <style:style style:name="T7" style:family="text">
      <style:text-properties fo:font-variant="normal" fo:text-transform="none" fo:color="#212529"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212529" style:font-name="Liberation Serif" fo:font-size="12pt" fo:letter-spacing="normal" fo:font-style="normal" fo:font-weight="normal" officeooo:rsid="0016524a" style:font-size-asian="12pt" style:font-weight-asian="normal" style:font-size-complex="12pt" style:font-weight-complex="normal"/>
    </style:style>
    <style:style style:name="T9" style:family="text">
      <style:text-properties fo:font-variant="normal" fo:text-transform="none" fo:color="#212529" style:font-name="Liberation Serif" fo:font-size="12pt" fo:letter-spacing="normal" fo:font-style="normal" fo:font-weight="normal" officeooo:rsid="001ac2e3" style:font-size-asian="12pt" style:font-weight-asian="normal" style:font-size-complex="12pt" style:font-weight-complex="normal"/>
    </style:style>
    <style:style style:name="T10" style:family="text">
      <style:text-properties fo:font-variant="normal" fo:text-transform="none" fo:color="#212529" style:font-name="Liberation Serif" fo:font-size="12pt" fo:letter-spacing="normal" fo:font-style="normal" fo:font-weight="normal" officeooo:rsid="001c127e" style:font-size-asian="12pt" style:font-weight-asian="normal" style:font-size-complex="12pt" style:font-weight-complex="normal"/>
    </style:style>
    <style:style style:name="T11" style:family="text">
      <style:text-properties fo:font-variant="normal" fo:text-transform="none" fo:color="#212529" style:font-name="Liberation Serif" fo:font-size="12pt" fo:letter-spacing="normal" fo:font-style="normal" fo:font-weight="normal" style:font-size-asian="12pt" style:font-size-complex="12pt"/>
    </style:style>
    <style:style style:name="T12" style:family="text">
      <style:text-properties fo:font-variant="normal" fo:text-transform="none" fo:color="#212529" style:font-name="Liberation Serif" fo:font-size="12pt" fo:letter-spacing="normal" fo:font-style="normal" fo:font-weight="normal" officeooo:rsid="001ac2e3" style:font-size-asian="12pt" style:font-size-complex="12pt"/>
    </style:style>
    <style:style style:name="T13" style:family="text">
      <style:text-properties fo:font-variant="normal" fo:text-transform="none" fo:color="#212529" style:font-name="Liberation Serif" fo:font-size="12pt" fo:letter-spacing="normal" fo:font-style="normal" fo:font-weight="normal" officeooo:rsid="001c127e" style:font-size-asian="12pt" style:font-size-complex="12pt"/>
    </style:style>
    <style:style style:name="T14" style:family="text">
      <style:text-properties fo:font-variant="normal" fo:text-transform="none" fo:color="#212529" style:font-name="Liberation Serif" fo:font-size="12pt" fo:letter-spacing="normal" fo:font-style="normal" fo:font-weight="normal" officeooo:rsid="001c8d2e" style:font-size-asian="12pt" style:font-size-complex="12pt"/>
    </style:style>
    <style:style style:name="T15" style:family="text">
      <style:text-properties fo:font-variant="normal" fo:text-transform="none" fo:color="#212529" style:font-name="Liberation Serif" fo:font-size="12pt" fo:letter-spacing="normal" fo:font-style="normal" fo:font-weight="bold" style:font-size-asian="12pt" style:font-size-complex="12pt"/>
    </style:style>
    <style:style style:name="T16" style:family="text">
      <style:text-properties fo:font-variant="normal" fo:text-transform="none" fo:color="#212529" style:font-name="Liberation Serif" fo:font-size="12pt" fo:letter-spacing="normal" fo:font-style="normal" fo:font-weight="bold" officeooo:rsid="001ac2e3" style:font-size-asian="12pt" style:font-size-complex="12pt"/>
    </style:style>
    <style:style style:name="T17" style:family="text">
      <style:text-properties fo:font-variant="normal" fo:text-transform="none" fo:color="#212529" style:font-name="Liberation Serif" fo:font-size="12pt" fo:letter-spacing="normal" fo:font-style="normal" fo:font-weight="bold" officeooo:rsid="001c127e" style:font-size-asian="12pt" style:font-size-complex="12pt"/>
    </style:style>
    <style:style style:name="T18" style:family="text">
      <style:text-properties fo:font-variant="normal" fo:text-transform="none" fo:color="#212529" style:font-name="Liberation Serif" fo:font-size="12pt" fo:letter-spacing="normal" fo:font-style="normal" fo:font-weight="bold" officeooo:rsid="001c8d2e" style:font-size-asian="12pt" style:font-size-complex="12pt"/>
    </style:style>
    <style:style style:name="T19" style:family="text">
      <style:text-properties fo:font-variant="normal" fo:text-transform="none" fo:color="#212529" style:font-name="Liberation Serif"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212529" style:font-name="Liberation Serif" fo:font-size="12pt" fo:letter-spacing="normal" fo:font-style="normal" fo:font-weight="bold" officeooo:rsid="001ac2e3" style:font-size-asian="12pt" style:font-weight-asian="bold" style:font-size-complex="12pt" style:font-weight-complex="bold"/>
    </style:style>
    <style:style style:name="T21" style:family="text">
      <style:text-properties fo:font-variant="normal" fo:text-transform="none" fo:color="#212529" style:font-name="Liberation Serif" fo:font-size="12pt" fo:letter-spacing="normal" fo:font-style="normal" fo:font-weight="bold" officeooo:rsid="001c8d2e" style:font-size-asian="12pt" style:font-weight-asian="bold" style:font-size-complex="12pt" style:font-weight-complex="bold"/>
    </style:style>
    <style:style style:name="T22" style:family="text">
      <style:text-properties fo:font-variant="normal" fo:text-transform="none" fo:color="#212529" style:font-name="Liberation Serif" fo:font-size="12pt" fo:letter-spacing="normal" fo:font-style="normal" fo:font-weight="bold" officeooo:rsid="0016524a" style:font-size-asian="12pt" style:font-weight-asian="bold" style:font-size-complex="12pt" style:font-weight-complex="bold"/>
    </style:style>
    <style:style style:name="T23" style:family="text">
      <style:text-properties fo:font-variant="normal" fo:text-transform="none" fo:color="#007bff"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4" style:family="text">
      <style:text-properties officeooo:rsid="00150137"/>
    </style:style>
    <style:style style:name="T25" style:family="text">
      <style:text-properties fo:color="#e0a800"/>
    </style:style>
    <style:style style:name="T26" style:family="text">
      <style:text-properties fo:color="#e0a800" officeooo:rsid="001cd9ad"/>
    </style:style>
    <style:style style:name="T27" style:family="text">
      <style:text-properties fo:color="#e0a800" officeooo:rsid="001d71e8"/>
    </style:style>
    <style:style style:name="T28" style:family="text">
      <style:text-properties officeooo:rsid="0017eab5"/>
    </style:style>
    <style:style style:name="T29" style:family="text">
      <style:text-properties officeooo:rsid="00196f9a"/>
    </style:style>
    <style:style style:name="T30" style:family="text">
      <style:text-properties officeooo:rsid="001ac2e3"/>
    </style:style>
    <style:style style:name="T31" style:family="text">
      <style:text-properties officeooo:rsid="001cd9ad"/>
    </style:style>
    <style:style style:name="T32" style:family="text">
      <style:text-properties fo:font-size="12pt" style:font-size-asian="12pt" style:font-size-complex="12pt"/>
    </style:style>
    <style:style style:name="T33" style:family="text">
      <style:text-properties officeooo:rsid="001d71e8"/>
    </style:style>
    <style:style style:name="T34" style:family="text">
      <style:text-properties officeooo:rsid="001e2ae6"/>
    </style:style>
    <style:style style:name="T35" style:family="text">
      <style:text-properties officeooo:rsid="002355f2"/>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educode.be/" text:style-name="Internet_20_link" text:visited-style-name="Visited_20_Internet_20_Link">https://educode.be/</text:a></text:p>
      <text:p text:style-name="P1"/>
      <text:h text:style-name="P22" text:outline-level="1">Bienve<text:span text:style-name="T24">nido a EduCode</text:span></text:h>
      <text:p text:style-name="P17"><text:span text:style-name="Strong_20_Emphasis"><text:span text:style-name="T1">Bru</text:span></text:span><text:span text:style-name="Strong_20_Emphasis"><text:span text:style-name="T2">selas</text:span></text:span><text:span text:style-name="Strong_20_Emphasis"><text:span text:style-name="T1">, B</text:span></text:span><text:span text:style-name="Strong_20_Emphasis"><text:span text:style-name="T2">élgica</text:span></text:span><text:span text:style-name="Strong_20_Emphasis"><text:span text:style-name="T1"> <text:line-break/>27, 28, 29 </text:span></text:span><text:span text:style-name="Strong_20_Emphasis"><text:span text:style-name="T3">de agosto de</text:span></text:span><text:span text:style-name="Strong_20_Emphasis"><text:span text:style-name="T1"> 2018</text:span></text:span></text:p>
      <text:p text:style-name="P17"><text:span text:style-name="Strong_20_Emphasis"><text:span text:style-name="T4">Bozar, ESI &amp; ISIB <text:line-break/>Acad</text:span></text:span><text:span text:style-name="Strong_20_Emphasis"><text:span text:style-name="T5">emia</text:span></text:span><text:span text:style-name="Strong_20_Emphasis"><text:span text:style-name="T4"> </text:span></text:span><text:span text:style-name="Strong_20_Emphasis"><text:span text:style-name="T6">R</text:span></text:span><text:span text:style-name="Strong_20_Emphasis"><text:span text:style-name="T5">eal</text:span></text:span></text:p>
      <text:p text:style-name="P17"/>
      <text:p text:style-name="P18"><text:span text:style-name="Strong_20_Emphasis"><text:span text:style-name="T5">Una conferencia internacional para informar, educar y atraer el interés de todos los actores de la educación en los desafíos digitales.</text:span></text:span></text:p>
      <text:p text:style-name="P18"/>
      <text:p text:style-name="P19"><text:span text:style-name="Strong_20_Emphasis"><text:span text:style-name="T22">Sobre EduCode</text:span></text:span></text:p>
      <text:p text:style-name="P20"><text:span text:style-name="Strong_20_Emphasis"><text:span text:style-name="T8">eduCode es la primera edición de un simposio internacional anual dedicado a la educación digital, la práctica y la investigación. Es el resultado de la colaboración entre diferentes actores digitales clave en Bélgica y en el extranjero.</text:span></text:span></text:p>
      <text:p text:style-name="P20"><text:span text:style-name="Strong_20_Emphasis"><text:span text:style-name="T8">El coloquio educode se llevará a cabo del 27 al 29 de agosto de 2018 en varios sitios ubicados en Bruselas, en un radio de 500 metros alrededor del Palacio Real y el Parlamento Federal.</text:span></text:span></text:p>
      <text:p text:style-name="P20"><text:span text:style-name="Strong_20_Emphasis"><text:span text:style-name="T8">La organización de esta conferencia es esencialmente voluntaria. Cualquier ayuda y apoyo es bienvenido. Cualquier propuesta de ayuda puede enviarse a aide@educode.be.</text:span></text:span></text:p>
      <text:p text:style-name="P2"/>
      <text:p text:style-name="P5">Descripción general del programa</text:p>
      <text:p text:style-name="P3"/>
      <text:h text:style-name="P23" text:outline-level="3">Lunes <text:span text:style-name="T25">27</text:span></text:h>
      <text:p text:style-name="P3">El lunes 27 de agosto de 2018 en Bozar, los profesores, las direcciones y el público en general podrán asistir a conferencias, a una mesa redonda, a un espectáculo interactivo para captar este nuevo mundo digital, sus desafíos y sus oportunidades. Durante los descansos, podrán conocer a un gran número de actores, principalmente asociaciones, que ofrecen actividades relacionadas con lo digital y la capacitación. Se organizarán actividades para los niños, de modo que todos los padres puedan participar.</text:p>
      <text:p text:style-name="P3"/>
      <text:p text:style-name="P3"/>
      <text:p text:style-name="P5">Más información...</text:p>
      <text:p text:style-name="P10">Informar</text:p>
      <text:p text:style-name="P3">El 27 de agosto estará dedicado a la organización de exposiciones, mesas redondas y conferencias abiertas al público en general.</text:p>
      <text:p text:style-name="P3"/>
      <text:p text:style-name="P4">La exposición será accesible durante los descansos y permitirá <text:span text:style-name="T29">mostrar lo que </text:span>muchas clases <text:span text:style-name="T29">y <text:s/></text:span>asociaciones <text:span text:style-name="T29">hacen </text:span>con los niños, para <text:span text:style-name="T29">aprehender</text:span> este nuevo mundo, sus desafíos y oportunidades.</text:p>
      <text:p text:style-name="P3"/>
      <text:p text:style-name="P3">Los tres idiomas oficiales del coloquio son inglés, francés y holandés. Las conferencias, como la <text:soft-page-break/>mesa redonda, estarán en el idioma del hablante y se proporcionarán interpretaciones simultáneas.</text:p>
      <text:p text:style-name="P3"/>
      <text:p text:style-name="P3">Siempre que sea posible, también se proporciona una traducción <text:span text:style-name="T28">en lenguaje de señas</text:span>, así como la proyección en la pantalla grande de las actividades <text:span text:style-name="T28">sobre </text:span>el escenario.</text:p>
      <text:p text:style-name="P3"/>
      <text:p text:style-name="P3">Se organizarán soluciones de <text:span text:style-name="T28">guardería</text:span> activa para niños a partir de 3 años para permitir la participación de todos los padres.</text:p>
      <text:p text:style-name="P3"/>
      <text:h text:style-name="P21" text:outline-level="2"><text:bookmark text:name="programme"/>Program<text:span text:style-name="T30">a</text:span></text:h>
      <text:list xml:id="list1086371517968963539" text:style-name="L1">
        <text:list-item>
          <text:p text:style-name="P26"><text:span text:style-name="Strong_20_Emphasis"><text:span text:style-name="T15">8h00</text:span></text:span><text:span text:style-name="T11"> </text:span><text:span text:style-name="T12">Desayunoo e Inscripción</text:span></text:p>
        </text:list-item>
        <text:list-item>
          <text:p text:style-name="P27"><text:span text:style-name="Strong_20_Emphasis"><text:span text:style-name="T15">9h00</text:span></text:span><text:span text:style-name="T11"> </text:span><text:span text:style-name="T12">Recepción por parte de las autoridades</text:span></text:p>
        </text:list-item>
        <text:list-item>
          <text:p text:style-name="P26"><text:span text:style-name="Strong_20_Emphasis"><text:span text:style-name="T15">9h15</text:span></text:span><text:span text:style-name="T11"> Pr</text:span><text:span text:style-name="T12">esentación del Programa</text:span></text:p>
        </text:list-item>
        <text:list-item>
          <text:p text:style-name="P27"><text:span text:style-name="Strong_20_Emphasis"><text:span text:style-name="T15">9h30</text:span></text:span><text:span text:style-name="T11"> </text:span><text:span text:style-name="T12">Hackear la escuela: programar o ser programado por François</text:span><text:a xlink:type="simple" xlink:href="https://educode.be/intervenants/francoise-elie/" text:style-name="Internet_20_link" text:visited-style-name="Visited_20_Internet_20_Link"><text:span text:style-name="T23"> Élie</text:span></text:a><text:span text:style-name="T11"> (Adullact, France)</text:span></text:p>
        </text:list-item>
        <text:list-item>
          <text:p text:style-name="P27"><text:span text:style-name="Strong_20_Emphasis"><text:span text:style-name="T15">10h00</text:span></text:span><text:span text:style-name="T11"> </text:span><text:span text:style-name="Strong_20_Emphasis"><text:span text:style-name="T15">DigComp, DigcompEdu, Selfie : </text:span></text:span><text:span text:style-name="Strong_20_Emphasis"><text:span text:style-name="T9">El repertorio europeo de las competencias digitales, lo pendiente para la escuela y una herramienta de evaluación por</text:span></text:span><text:span text:style-name="Strong_20_Emphasis"><text:span text:style-name="T16"> </text:span></text:span><text:span text:style-name="T11"> </text:span><text:a xlink:type="simple" xlink:href="https://educode.be/intervenants/yves-punie/" text:style-name="Internet_20_link" text:visited-style-name="Visited_20_Internet_20_Link"><text:span text:style-name="T23">Yves Punie</text:span></text:a><text:span text:style-name="T11"> (Joint Research Center of the European Commission, Belgique)</text:span></text:p>
        </text:list-item>
        <text:list-item>
          <text:p text:style-name="P27"><text:span text:style-name="Strong_20_Emphasis"><text:span text:style-name="T15">10h15</text:span></text:span><text:span text:style-name="T11"> </text:span><text:span text:style-name="Strong_20_Emphasis"><text:span text:style-name="T19">PIX</text:span></text:span><text:span text:style-name="Strong_20_Emphasis"><text:span text:style-name="T7">, </text:span></text:span><text:span text:style-name="Strong_20_Emphasis"><text:span text:style-name="T9">una herramienta gratuita para monitorear la implementación de habilidades digitales por</text:span></text:span><text:span text:style-name="T11"> </text:span><text:a xlink:type="simple" xlink:href="https://educode.be/intervenants/benjamin-marteau" text:style-name="Internet_20_link" text:visited-style-name="Visited_20_Internet_20_Link"><text:span text:style-name="T23">Benjamin Marteau</text:span></text:a><text:span text:style-name="T11"> et </text:span><text:a xlink:type="simple" xlink:href="https://educode.be/intervenants/nathalie-denos" text:style-name="Internet_20_link" text:visited-style-name="Visited_20_Internet_20_Link"><text:span text:style-name="T23">Nathalie Denos</text:span></text:a><text:span text:style-name="T11"> (Start-up d'état Pix, France)</text:span></text:p>
        </text:list-item>
        <text:list-item>
          <text:p text:style-name="P26"><text:span text:style-name="Strong_20_Emphasis"><text:span text:style-name="T15">10h30</text:span></text:span><text:span text:style-name="T11"> </text:span><text:span text:style-name="Strong_20_Emphasis"><text:span text:style-name="T9">Pausa para el café y visita de la exposición</text:span></text:span></text:p>
        </text:list-item>
        <text:list-item>
          <text:p text:style-name="P27"><text:span text:style-name="Strong_20_Emphasis"><text:span text:style-name="T15">11h15</text:span></text:span><text:span text:style-name="T11"> </text:span><text:span text:style-name="T20">Mesa redonda</text:span><text:span text:style-name="T12">: debate sobre la educación digital y el intercambio de logros ejemplares</text:span></text:p>
          <text:list>
            <text:list-item>
              <text:p text:style-name="P30"><text:a xlink:type="simple" xlink:href="https://educode.be/intervenants/bibiana-boccolini" text:style-name="Internet_20_link" text:visited-style-name="Visited_20_Internet_20_Link"><text:span text:style-name="T23">Bibiana Boccolini</text:span></text:a><text:span text:style-name="T11"> (Universi</text:span><text:span text:style-name="T12">dad de Rosario, Argentina</text:span><text:span text:style-name="T11">)</text:span></text:p>
            </text:list-item>
            <text:list-item>
              <text:p text:style-name="P30"><text:a xlink:type="simple" xlink:href="https://educode.be/intervenants/laurent-cheno" text:style-name="Internet_20_link" text:visited-style-name="Visited_20_Internet_20_Link"><text:span text:style-name="T23">Laurent Cheno</text:span></text:a><text:span text:style-name="T11"> (Minist</text:span><text:span text:style-name="T12">erio </text:span><text:span text:style-name="T11">de </text:span><text:span text:style-name="T12">Educación</text:span><text:span text:style-name="T11"> </text:span><text:span text:style-name="T12">Nacional</text:span><text:span text:style-name="T11">, Franc</text:span><text:span text:style-name="T12">ia</text:span><text:span text:style-name="T11">)</text:span></text:p>
            </text:list-item>
            <text:list-item>
              <text:p text:style-name="P30"><text:a xlink:type="simple" xlink:href="https://educode.be/intervenants/julie-henry" text:style-name="Internet_20_link" text:visited-style-name="Visited_20_Internet_20_Link"><text:span text:style-name="T23">Julie Henry</text:span></text:a><text:span text:style-name="T11"> (Universi</text:span><text:span text:style-name="T12">dad</text:span><text:span text:style-name="T11"> de Namur, </text:span><text:span text:style-name="T12">Bélgica francófona</text:span><text:span text:style-name="T11">)</text:span></text:p>
            </text:list-item>
            <text:list-item>
              <text:p text:style-name="P30"><text:a xlink:type="simple" xlink:href="https://educode.be/intervenants/jithin-bp" text:style-name="Internet_20_link" text:visited-style-name="Visited_20_Internet_20_Link"><text:span text:style-name="T23">Jithin BP</text:span></text:a><text:span text:style-name="T11"> (CSpark Research, Ind</text:span><text:span text:style-name="T12">ia</text:span><text:span text:style-name="T11">)</text:span></text:p>
            </text:list-item>
            <text:list-item>
              <text:p text:style-name="P30"><text:a xlink:type="simple" xlink:href="https://educode.be/intervenants/heather-joseph" text:style-name="Internet_20_link" text:visited-style-name="Visited_20_Internet_20_Link"><text:span text:style-name="T23">Heather Joseph</text:span></text:a><text:span text:style-name="T11"> (SparcOpen, USA)</text:span></text:p>
            </text:list-item>
            <text:list-item>
              <text:p text:style-name="P30"><text:a xlink:type="simple" xlink:href="https://educode.be/intervenants/anne-marie-lacombe" text:style-name="Internet_20_link" text:visited-style-name="Visited_20_Internet_20_Link"><text:span text:style-name="T23">Anne-Marie Lacombe</text:span></text:a><text:span text:style-name="T11"> (</text:span><text:span text:style-name="T12">Biblioteca</text:span><text:span text:style-name="T11"> de Montréal, Canada)</text:span></text:p>
            </text:list-item>
            <text:list-item>
              <text:p text:style-name="P31"><text:a xlink:type="simple" xlink:href="https://educode.be/intervenants/filip-moons" text:style-name="Internet_20_link" text:visited-style-name="Visited_20_Internet_20_Link"><text:span text:style-name="T23">Filip Moons</text:span></text:a><text:span text:style-name="T11"> (</text:span><text:span text:style-name="T13">Bélgica de habla holandesa</text:span><text:span text:style-name="T11">)</text:span></text:p>
            </text:list-item>
            <text:list-item>
              <text:p text:style-name="P31"><text:a xlink:type="simple" xlink:href="https://educode.be/intervenants/stepahnie-pouchot" text:style-name="Internet_20_link" text:visited-style-name="Visited_20_Internet_20_Link"><text:span text:style-name="T23">Stéphanie Pouchot</text:span></text:a><text:span text:style-name="T11"> (</text:span><text:span text:style-name="T13">Departamento de Educación Pública, Suiza</text:span><text:span text:style-name="T11">)</text:span></text:p>
            </text:list-item>
          </text:list>
        </text:list-item>
        <text:list-item>
          <text:p text:style-name="P28"><text:span text:style-name="Strong_20_Emphasis"><text:span text:style-name="T15">12h15</text:span></text:span><text:span text:style-name="T11">  </text:span><text:span text:style-name="Strong_20_Emphasis"><text:span text:style-name="T9">Pausa </text:span></text:span><text:span text:style-name="Strong_20_Emphasis"><text:span text:style-name="T10">del mediodía</text:span></text:span><text:span text:style-name="Strong_20_Emphasis"><text:span text:style-name="T9"> y visita de la exposición</text:span></text:span></text:p>
        </text:list-item>
        <text:list-item>
          <text:p text:style-name="P28"><text:span text:style-name="Strong_20_Emphasis"><text:span text:style-name="T15">14h00</text:span></text:span><text:span text:style-name="T11"> </text:span><text:span text:style-name="Strong_20_Emphasis"><text:span text:style-name="T17">El software libre como motor de políticas de inclusión educativa digital en Argentina</text:span></text:span><text:span text:style-name="T11"> p</text:span><text:span text:style-name="T13">o</text:span><text:span text:style-name="T11">r </text:span><text:a xlink:type="simple" xlink:href="https://educode.be/intervenants/bibiana-boccolini" text:style-name="Internet_20_link" text:visited-style-name="Visited_20_Internet_20_Link"><text:span text:style-name="T23">Bibiana Boccolini</text:span></text:a><text:span text:style-name="T11">(Universi</text:span><text:span text:style-name="T13">dad</text:span><text:span text:style-name="T11"> de Rosario, Argentin</text:span><text:span text:style-name="T13">a</text:span><text:span text:style-name="T11">)</text:span></text:p>
        </text:list-item>
        <text:list-item>
          <text:p text:style-name="P28"><text:span text:style-name="Strong_20_Emphasis"><text:span text:style-name="T15">14h30</text:span></text:span><text:span text:style-name="T11"> </text:span><text:span text:style-name="Strong_20_Emphasis"><text:span text:style-name="T17">Con 123 code y Class'Code, vivamos y juguemos algunos algoritmos importantes</text:span></text:span><text:span text:style-name="T11"> p</text:span><text:span text:style-name="T13">o</text:span><text:span text:style-name="T11">r </text:span><text:a xlink:type="simple" xlink:href="https://educode.be/intervenants/mathieu-hirtzig" text:style-name="Internet_20_link" text:visited-style-name="Visited_20_Internet_20_Link"><text:span text:style-name="T23">Mathieu Hirtzig</text:span></text:a><text:span text:style-name="T11"> (Class'Code, France) et </text:span><text:a xlink:type="simple" xlink:href="https://educode.be/intervenants/marie-duflot-kremer" text:style-name="Internet_20_link" text:visited-style-name="Visited_20_Internet_20_Link"><text:span text:style-name="T23">Marie Duflot-Kremer</text:span></text:a><text:span text:style-name="T11"> (Universi</text:span><text:span text:style-name="T13">dad</text:span><text:span text:style-name="T11"> de Lorraine, Franc</text:span><text:span text:style-name="T13">ia</text:span><text:span text:style-name="T11">)</text:span></text:p>
        </text:list-item>
        <text:list-item>
          <text:p text:style-name="P29"><text:span text:style-name="Strong_20_Emphasis"><text:span text:style-name="T15">16h00</text:span></text:span><text:span text:style-name="T11"> </text:span><text:span text:style-name="Strong_20_Emphasis"><text:span text:style-name="T11"> </text:span></text:span><text:span text:style-name="Strong_20_Emphasis"><text:span text:style-name="T9">Pausa para el café y visita de la exposición</text:span></text:span></text:p>
        </text:list-item>
        <text:list-item>
          <text:p text:style-name="P29"><text:span text:style-name="Strong_20_Emphasis"><text:span text:style-name="T15">16h45</text:span></text:span><text:span text:style-name="T11"> </text:span><text:span text:style-name="Strong_20_Emphasis"><text:span text:style-name="T18">Desarrollemos, compartamos y utilicemos recursos educativos libres</text:span></text:span><text:span text:style-name="T11"> p</text:span><text:span text:style-name="T14">o</text:span><text:span text:style-name="T11">r </text:span><text:a xlink:type="simple" xlink:href="https://educode.be/intervenants/sophie-touze" text:style-name="Internet_20_link" text:visited-style-name="Visited_20_Internet_20_Link"><text:span text:style-name="T23">Sophie Touzé</text:span></text:a><text:span text:style-name="T11"> (</text:span><text:span text:style-name="T14">Ministerio de Educación Nacional</text:span><text:span text:style-name="T11">, Franc</text:span><text:span text:style-name="T14">ia</text:span><text:span text:style-name="T11">) (</text:span><text:span text:style-name="T14">a</text:span><text:span text:style-name="T11"> confirm</text:span><text:span text:style-name="T14">ar</text:span><text:span text:style-name="T11">)</text:span></text:p>
        </text:list-item>
        <text:list-item>
          <text:p text:style-name="P29"><text:soft-page-break/><text:span text:style-name="Strong_20_Emphasis"><text:span text:style-name="T15">17h15</text:span></text:span><text:span text:style-name="T11"> </text:span><text:span text:style-name="Strong_20_Emphasis"><text:span text:style-name="T18">¿ Cuál es el futuro para nuestros alumnos y sus datos?</text:span></text:span><text:span text:style-name="T11"> p</text:span><text:span text:style-name="T14">o</text:span><text:span text:style-name="T11">r </text:span><text:a xlink:type="simple" xlink:href="https://educode.be/intervenants/francois-pellegrini" text:style-name="Internet_20_link" text:visited-style-name="Visited_20_Internet_20_Link"><text:span text:style-name="T23">François Pellegrini</text:span></text:a><text:span text:style-name="T11"> (Universi</text:span><text:span text:style-name="T14">dad</text:span><text:span text:style-name="T11"> de Borde</text:span><text:span text:style-name="T14">os</text:span><text:span text:style-name="T11">, Franc</text:span><text:span text:style-name="T14">ia</text:span><text:span text:style-name="T11">)</text:span></text:p>
        </text:list-item>
        <text:list-item>
          <text:p text:style-name="P29"><text:span text:style-name="Strong_20_Emphasis"><text:span text:style-name="T15">17h45</text:span></text:span><text:span text:style-name="T11"> </text:span><text:span text:style-name="T21">Espacio, ciencia, digital: un conjunto alegre visto desde el espacio</text:span><text:span text:style-name="T14"> </text:span><text:span text:style-name="T11">p</text:span><text:span text:style-name="T14">o</text:span><text:span text:style-name="T11">r </text:span><text:span text:style-name="T14">astronautas e instructores de astronautas (Agencia Espacial Europea)</text:span></text:p>
        </text:list-item>
        <text:list-item>
          <text:p text:style-name="P26"><text:span text:style-name="Strong_20_Emphasis"><text:span text:style-name="T15">18h45</text:span></text:span><text:span text:style-name="T11"> </text:span><text:span text:style-name="Strong_20_Emphasis"><text:span text:style-name="T18">A modo de conclusión</text:span></text:span><text:span text:style-name="T11"> p</text:span><text:span text:style-name="T14">o</text:span><text:span text:style-name="T11">r </text:span><text:a xlink:type="simple" xlink:href="https://educode.be/intervenants/hugues-bersini" text:style-name="Internet_20_link" text:visited-style-name="Visited_20_Internet_20_Link"><text:span text:style-name="T23">Hugues Bersini</text:span></text:a><text:span text:style-name="T11"> (Universi</text:span><text:span text:style-name="T14">dad</text:span><text:span text:style-name="T11"> </text:span><text:span text:style-name="T14">L</text:span><text:span text:style-name="T11">ibre de Bru</text:span><text:span text:style-name="T14">selas</text:span><text:span text:style-name="T11">, B</text:span><text:span text:style-name="T14">élgica</text:span><text:span text:style-name="T11">)</text:span></text:p>
        </text:list-item>
        <text:list-item>
          <text:p text:style-name="P29"><text:span text:style-name="Strong_20_Emphasis"><text:span text:style-name="T15">19h00</text:span></text:span><text:span text:style-name="T11"> </text:span><text:span text:style-name="T14">Pausa para <text:s/>cenar </text:span><text:span text:style-name="T11">et visit</text:span><text:span text:style-name="T14">a</text:span><text:span text:style-name="T11"> de </text:span><text:span text:style-name="T14">la exposición </text:span></text:p>
        </text:list-item>
        <text:list-item>
          <text:p text:style-name="P29"><text:span text:style-name="Strong_20_Emphasis"><text:span text:style-name="T15">20h30</text:span></text:span><text:span text:style-name="T11"> </text:span><text:span text:style-name="T21">Concierto festivo</text:span><text:span text:style-name="T14"> con orquesta y coros, bajo las direcciones de</text:span><text:span text:style-name="T11"> </text:span><text:a xlink:type="simple" xlink:href="https://educode.be/intervenants/laurent-beeckmans" text:style-name="Internet_20_link" text:visited-style-name="Visited_20_Internet_20_Link"><text:span text:style-name="T23">Laurent Beeckmans</text:span></text:a><text:span text:style-name="T11"> et </text:span><text:a xlink:type="simple" xlink:href="https://educode.be/intervenants/romain-verberen" text:style-name="Internet_20_link" text:visited-style-name="Visited_20_Internet_20_Link"><text:span text:style-name="T23">Romain Verberen</text:span></text:a></text:p>
        </text:list-item>
      </text:list>
      <text:p text:style-name="P16"><text:line-break/></text:p>
      <text:h text:style-name="P24" text:outline-level="3"><text:span text:style-name="T31">Mart</text:span>es <text:span text:style-name="T25">2</text:span><text:span text:style-name="T26">8</text:span></text:h>
      <text:p text:style-name="P6">El martes 28 de agosto en ESI e ISIB, los profesores serán invitados a numerosos talleres prácticos durante los cuales serán los aprendices, a fin de encontrar sus alter-egos, desarrollar con ellos contenidos y experiencias para reutilizar en clase lo que ellos aprendieron. Estos talleres <text:s/>de intercambios prácticos se centrarán en una amplia variedad de temas relacionados con la educación y el uso del pensamiento digital e informático, y de las nuevas maneras de trabajo adaptadas a lo <text:s/>digital.</text:p>
      <text:p text:style-name="P15">Más información...</text:p>
      <text:p text:style-name="P10">Formarse / <text:span text:style-name="T35">Capacitarse</text:span></text:p>
      <text:p text:style-name="P12">El martes 28 de agosto se dedicará a la organización de talleres prácticos, capacitación, intercambios y demostraciones para <text:span text:style-name="T34">profesores</text:span> y niños. Los participantes serán invitados a muchos talleres prácticos durante los cuales serán los aprendices, a fin de encontrar sus alter-egos, desarrollar con ellos el contenido y las experiencias para reutilizar en clase lo que han aprendido.</text:p>
      <text:p text:style-name="P12"/>
      <text:p text:style-name="P9"><text:span text:style-name="T32">Todo el material de enseñanza proporcionado será libremente e inmediatamente reutilizable, adaptable y redistribuible. Para ofrecer talleres, vaya a </text:span><text:a xlink:type="simple" xlink:href="https://educode2018.sciencesconf.org/" text:style-name="Internet_20_link" text:visited-style-name="Visited_20_Internet_20_Link"><text:span text:style-name="T32">https://educode2018.sciencesconf.org/</text:span></text:a></text:p>
      <text:p text:style-name="P12"/>
      <text:h text:style-name="P25" text:outline-level="3"><text:span text:style-name="T31">Miércol</text:span>es <text:span text:style-name="T25">2</text:span><text:span text:style-name="T27">9</text:span></text:h>
      <text:p text:style-name="P7">El miércoles 29 de agosto en la Academian Real, aquellos que reflexionan sobre los usos y buscan generalizarlos tanto como para particularizarlos, los investigadores en educación sobre los usos de lo digital, los profesores que quieren intercambiar sobre sus prácticas, se encontrarán en una conferencia para intercambio de experiencias y presentaciones de investigac<text:span text:style-name="T34">iones</text:span>. </text:p>
      <text:p text:style-name="P7">Se organizarán guardería de niños con actividades para que todos los padres puedan participar.</text:p>
      <text:p text:style-name="P8"/>
      <text:p text:style-name="P11"><text:span text:style-name="T33">M</text:span>ás información...</text:p>
      <text:p text:style-name="P11"><text:soft-page-break/>REFLEXIONAR</text:p>
      <text:p text:style-name="P11"/>
      <text:p text:style-name="P13">El miércoles 29, se encontrarán quienes piensan en los usos y buscan las generalidades tanto como las peculiaridades, los investigadores en educación, los profesores que quieren intercambiar sobre sus prácticas, los responsables de tomar decisiones en todos los niveles que toman parte en las decisiones sobre el futuro de la escuela y las formaciones.</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nica One" svg:font-family="'Unica One', 'Roboto Slab',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6:04:35.662672333</meta:creation-date>
    <dc:date>2018-05-20T22:09:57.646698652</dc:date>
    <meta:editing-duration>PT1H45M25S</meta:editing-duration>
    <meta:editing-cycles>14</meta:editing-cycles>
    <meta:generator>LibreOffice/4.3.3.2$Linux_X86_64 LibreOffice_project/430m0$Build-2</meta:generator>
    <meta:document-statistic meta:table-count="0" meta:image-count="0" meta:object-count="0" meta:page-count="4" meta:paragraph-count="59" meta:word-count="977" meta:character-count="6440" meta:non-whitespace-character-count="5535"/>
  </office:meta>
</office:document-meta>
</file>